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cbd7" officeooo:paragraph-rsid="0011cbd7"/>
    </style:style>
    <style:style style:name="P2" style:family="paragraph" style:parent-style-name="Standard">
      <style:text-properties officeooo:rsid="00127371" officeooo:paragraph-rsid="00127371"/>
    </style:style>
    <style:style style:name="P3" style:family="paragraph" style:parent-style-name="Standard">
      <style:text-properties officeooo:rsid="00131348" officeooo:paragraph-rsid="00131348"/>
    </style:style>
    <style:style style:name="P4" style:family="paragraph" style:parent-style-name="Standard">
      <style:text-properties officeooo:rsid="00139821" officeooo:paragraph-rsid="00139821"/>
    </style:style>
    <style:style style:name="P5" style:family="paragraph" style:parent-style-name="Standard">
      <style:text-properties officeooo:rsid="00159c25" officeooo:paragraph-rsid="00159c25"/>
    </style:style>
    <style:style style:name="P6" style:family="paragraph" style:parent-style-name="Standard">
      <style:text-properties officeooo:rsid="0016da5d" officeooo:paragraph-rsid="0016da5d"/>
    </style:style>
    <style:style style:name="P7" style:family="paragraph" style:parent-style-name="Standard">
      <style:text-properties officeooo:rsid="0017f106" officeooo:paragraph-rsid="0017f106"/>
    </style:style>
    <style:style style:name="P8" style:family="paragraph" style:parent-style-name="Standard">
      <style:text-properties officeooo:rsid="0018701a" officeooo:paragraph-rsid="0018701a"/>
    </style:style>
    <style:style style:name="P9" style:family="paragraph" style:parent-style-name="Standard">
      <style:text-properties officeooo:rsid="001bb697" officeooo:paragraph-rsid="001bb697"/>
    </style:style>
    <style:style style:name="T1" style:family="text">
      <style:text-properties officeooo:rsid="00131348"/>
    </style:style>
    <style:style style:name="T2" style:family="text">
      <style:text-properties officeooo:rsid="0017023d"/>
    </style:style>
    <style:style style:name="T3" style:family="text">
      <style:text-properties officeooo:rsid="0018f1fc"/>
    </style:style>
    <style:style style:name="T4" style:family="text">
      <style:text-properties officeooo:rsid="001e37bf"/>
    </style:style>
    <style:style style:name="T5" style:family="text">
      <style:text-properties officeooo:rsid="001f92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at de l’art</text:p>
      <text:p text:style-name="P1"/>
      <text:p text:style-name="P1">Détecteur de mensonges <text:span text:style-name="T1">ou polygraphe</text:span></text:p>
      <text:p text:style-name="P1"/>
      <text:p text:style-name="P1">Google scholar</text:p>
      <text:p text:style-name="P1"/>
      <text:p text:style-name="P2">Le détecteur de mensonge fut utilisé en Chine avec les grains de riz</text:p>
      <text:p text:style-name="P3">Le détecteur de mensonge fonctionne ainsi : il faut effectuer quelques questions préliminaires (test étalon) afin de déterminer les réactions de l’interrogé. Il faut aussi lui parler du fonctionnement du polygraphe, qu’il peut détecter des mensonges, afin de le convaincre de la fiabilité de l’objet et de le placer dans un état de . Ensuite, le testeur amène le</text:p>
      <text:p text:style-name="P3"/>
      <text:p text:style-name="P7">projets d’autres étudiants : ils utilisent uniquement arduino, des cables, des codes qui affichent le graphe de l’activité électrique</text:p>
      <text:p text:style-name="P7">calibrer avec quelques questions test (comment tu t’appelles, ou tu habites,…) en informant le sujet qu’il doit répondre la vérité ; puis poser la question choc</text:p>
      <text:p text:style-name="P3"/>
      <text:p text:style-name="P4">Le polygraphe n’a plus vraiment de valeur juridique</text:p>
      <text:p text:style-name="P4">Evolutions sous la forme d’analyse micro-faciale, émotions</text:p>
      <text:p text:style-name="P6">Chine</text:p>
      <text:p text:style-name="P6"/>
      <text:p text:style-name="P6">imagerie par résonance magnétique fonctionnelle <text:span text:style-name="T2">(surveillance visage, cerveau) pas totalement fiable (on peut tromper la machine)</text:span></text:p>
      <text:p text:style-name="P4"/>
      <text:p text:style-name="P6">Le polygraphe n’est pas source de vérité : il s’agit pour le testeur d’interpréter au mieux les données qui lui ont été transmises par le détecteur et de les relativiser par rapport à l’état de la victime.</text:p>
      <text:p text:style-name="P4">quand</text:p>
      <text:p text:style-name="P4">comment c’est utilisé</text:p>
      <text:p text:style-name="P4">Comment ça a évolué</text:p>
      <text:p text:style-name="P4">comment ça fonctionne</text:p>
      <text:p text:style-name="P4"/>
      <text:p text:style-name="P8">Vente :</text:p>
      <text:p text:style-name="P8">Le détecteur de mensonges, tel qu’il est conçu, est surtout vendu en tant que jouet pour enfants (jeu de société), avec éventuellement chocs électriques. (exemple : i<text:span text:style-name="T5">m</text:span>c toys, détecteur de mensonges le jeu <text:span text:style-name="T3">ou genre roulette russe</text:span>). Il peut aussi être utilisé par les gouvernments lors des interrogatoires de criminels, espions,… même si sa valeur juridique est aujourd’hui fortement contestée (par rapport à l’efficacité d’un polygraphe non prouvée, et la légalité de la preuve).</text:p>
      <text:p text:style-name="P4"/>
      <text:p text:style-name="P5">capteurs : pouls, activité electrique, humidité, température, pression <text:span text:style-name="T4">artérielle</text:span>,...</text:p>
      <text:p text:style-name="P5">assez simple : des capteurs sur la peau de la victime, reliés à l’arduino, qui est relié à l’ordinateur</text:p>
      <text:p text:style-name="P5">difficulté : le code (afficher les données en temps réel : unique valeur ou graphe pour l’activité electrique)</text:p>
      <text:p text:style-name="P5">tester d’abord avec de simples cables en contact avec la victime (pour l’activité électrique) : peu fiable, mais peut donner des indications sur comment ça marche, et si ça marche bien</text:p>
      <text:p text:style-name="P5"/>
      <text:p text:style-name="P6">composants :</text:p>
      <text:p text:style-name="P6">kit de base(arduino, câbles)</text:p>
      <text:p text:style-name="P6">capteur cardiaque (pouls) → 5 euros</text:p>
      <text:p text:style-name="P6">capteur activité électriqu<text:span text:style-name="T2">e (electrodermal activity) soit avec des cables ou avec un capteur spécifique</text:span></text:p>
      <text:p text:style-name="P6"/>
      <text:p text:style-name="P6"/>
      <text:p text:style-name="P6"><text:soft-page-break/><text:a xlink:type="simple" xlink:href="https://www.instructables.com/Arduino-Lie-Detector/" text:style-name="Internet_20_link" text:visited-style-name="Visited_20_Internet_20_Link">https://www.instructables.com/Arduino-Lie-Detector/</text:a> </text:p>
      <text:p text:style-name="P6"/>
      <text:p text:style-name="P6"><text:a xlink:type="simple" xlink:href="https://create.arduino.cc/projecthub/runtimeprojects/a-lightning-detector-for-arduino-9f679c?ref=similar&amp;ref_id=121417&amp;offset=5" text:style-name="Internet_20_link" text:visited-style-name="Visited_20_Internet_20_Link">https://create.arduino.cc/projecthub/runtimeprojects/a-lightning-detector-for-arduino-9f679c?ref=similar&amp;ref_id=121417&amp;offset=5</text:a></text:p>
      <text:p text:style-name="P6"/>
      <text:p text:style-name="P6"><text:a xlink:type="simple" xlink:href="https://create.arduino.cc/projecthub/shiven2612/arduino-based-lie-detector-9aa501" text:style-name="Internet_20_link" text:visited-style-name="Visited_20_Internet_20_Link">https://create.arduino.cc/projecthub/shiven2612/arduino-based-lie-detector-9aa501</text:a></text:p>
      <text:p text:style-name="P6"/>
      <text:p text:style-name="P6"><text:a xlink:type="simple" xlink:href="https://www.futura-sciences.com/sante/questions-reponses/corps-humain-detecteur-mensonge-fonctionnement-fiabilite-1712/" text:style-name="Internet_20_link" text:visited-style-name="Visited_20_Internet_20_Link">https://www.futura-sciences.com/sante/questions-reponses/corps-humain-detecteur-mensonge-fonctionnement-fiabilite-1712/</text:a></text:p>
      <text:p text:style-name="P6"/>
      <text:p text:style-name="P9">installer git (pour des commandes)</text:p>
      <text:p text:style-name="P9">git clone (copie locale du télécharge contenu du dépôt sur machine personnelle</text:p>
      <text:p text:style-name="P9"/>
      <text:p text:style-name="P9">description du projet, des mod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5T14:42:12.184000000</meta:creation-date>
    <dc:date>2020-11-17T01:34:32.876000000</dc:date>
    <meta:editing-duration>PT3H4M18S</meta:editing-duration>
    <meta:editing-cycles>7</meta:editing-cycles>
    <meta:generator>LibreOffice/6.1.5.2$Windows_X86_64 LibreOffice_project/90f8dcf33c87b3705e78202e3df5142b201bd805</meta:generator>
    <meta:document-statistic meta:table-count="0" meta:image-count="0" meta:object-count="0" meta:page-count="2" meta:paragraph-count="33" meta:word-count="412" meta:character-count="2970" meta:non-whitespace-character-count="2590"/>
  </office:meta>
</office:document-meta>
</file>